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87440CB5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inion" svg:font-family="Minion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651cm" fo:margin-left="-0.199cm" table:align="left" style:writing-mode="lr-tb"/>
    </style:style>
    <style:style style:name="Tabelle1.A" style:family="table-column">
      <style:table-column-properties style:column-width="3.792cm"/>
    </style:style>
    <style:style style:name="Tabelle1.B" style:family="table-column">
      <style:table-column-properties style:column-width="12.4cm"/>
    </style:style>
    <style:style style:name="Tabelle1.C" style:family="table-column">
      <style:table-column-properties style:column-width="0.45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style:font-size-complex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text-properties style:font-name="Arial" fo:font-size="12pt" style:font-size-asian="12pt" style:font-name-complex="Arial" style:font-size-complex="12pt"/>
    </style:style>
    <style:style style:name="P7" style:family="paragraph" style:parent-style-name="Standard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Standard">
      <style:text-properties style:font-name="Arial" fo:font-size="16pt" style:font-size-asian="16pt" style:font-name-complex="Arial" style:font-size-complex="16pt"/>
    </style:style>
    <style:style style:name="P9" style:family="paragraph" style:parent-style-name="Standard">
      <style:paragraph-properties style:snap-to-layout-grid="false"/>
      <style:text-properties style:font-name="Arial" fo:font-size="16pt" style:font-size-asian="16pt" style:font-name-complex="Arial" style:font-size-complex="16pt"/>
    </style:style>
    <style:style style:name="P10" style:family="paragraph" style:parent-style-name="Standard" style:master-page-name="Standard">
      <style:paragraph-properties style:page-number="auto"/>
      <style:text-properties style:font-size-complex="12pt"/>
    </style:style>
    <style:style style:name="P11" style:family="paragraph" style:parent-style-name="Header">
      <style:text-properties fo:language="none" fo:country="none" style:language-asian="none" style:country-asian="none"/>
    </style:style>
    <style:style style:name="P12" style:family="paragraph" style:parent-style-name="Body_20_Text_20_3">
      <style:paragraph-properties fo:margin-left="8.742cm" fo:margin-right="0.249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15.753cm"/>
        </style:tab-stops>
      </style:paragraph-properties>
    </style:style>
    <style:style style:name="P13" style:family="paragraph" style:parent-style-name="Body_20_Text_20_3">
      <style:paragraph-properties fo:margin-left="8.742cm" fo:margin-right="0cm" fo:text-align="start" style:justify-single-word="false" fo:text-indent="0cm" style:auto-text-indent="false"/>
      <style:text-properties style:text-underline-style="none"/>
    </style:style>
    <style:style style:name="P14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fo:font-size="12pt" fo:language="none" fo:country="none" style:font-size-asian="12pt" style:language-asian="none" style:country-asian="none" style:font-name-complex="Arial" style:font-size-complex="12pt"/>
    </style:style>
    <style:style style:name="T4" style:family="text">
      <style:text-properties style:font-size-complex="12pt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fo:margin-left="0.249cm" fo:margin-right="0.249cm" style:wrap="dynamic" style:number-wrapped-paragraphs="no-limit" style:wrap-contour="false" style:vertical-pos="from-top" style:vertical-rel="paragraph" style:horizontal-pos="from-left" style:horizontal-rel="pag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successive"/>
    </style:style>
    <style:style style:name="gr1" style:family="graphic">
      <style:graphic-properties draw:stroke="solid" svg:stroke-width="0.035cm" svg:stroke-color="#ff66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1">Ziel:</text:span></text:p>
            <text:p text:style-name="P4"/>
          </table:table-cell>
          <table:table-cell table:style-name="Tabelle1.A1" office:value-type="string">
            <text:p text:style-name="P9"/>
            <text:p text:style-name="P8"/>
          </table:table-cell>
          <table:table-cell table:style-name="Tabelle1.C1" office:value-type="string">
            <text:p text:style-name="P7"/>
          </table:table-cell>
        </table:table-row>
        <table:table-row table:style-name="Tabelle1.1">
          <table:table-cell table:style-name="Tabelle1.A1" office:value-type="string">
            <text:p text:style-name="P2"><text:span text:style-name="T1">Adresse</text:span><text:span text:style-name="T1">:</text:span></text:p>
            <text:p text:style-name="P3"/>
          </table:table-cell>
          <table:table-cell table:style-name="Tabelle1.A1" office:value-type="string">
            <text:p text:style-name="P7"/>
            <text:p text:style-name="P6"/>
            <text:p text:style-name="P6"/>
          </table:table-cell>
          <table:table-cell table:style-name="Tabelle1.C1" office:value-type="string">
            <text:p text:style-name="P7"/>
          </table:table-cell>
        </table:table-row>
        <table:table-row table:style-name="Tabelle1.1">
          <table:table-cell table:style-name="Tabelle1.A1" office:value-type="string">
            <text:p text:style-name="P5">Homepage:</text:p>
            <text:p text:style-name="P3"/>
          </table:table-cell>
          <table:table-cell table:style-name="Tabelle1.A1" office:value-type="string">
            <text:p text:style-name="P7"/>
          </table:table-cell>
          <table:table-cell table:style-name="Tabelle1.C1" office:value-type="string">
            <text:p text:style-name="P7"/>
          </table:table-cell>
        </table:table-row>
        <table:table-row table:style-name="Tabelle1.1">
          <table:table-cell table:style-name="Tabelle1.A1" office:value-type="string">
            <text:p text:style-name="P2"><text:span text:style-name="T1">Beschreibung</text:span><text:span text:style-name="T1">:</text:span></text:p>
            <text:p text:style-name="P3"/>
          </table:table-cell>
          <table:table-cell table:style-name="Tabelle1.A1" office:value-type="string">
            <text:p text:style-name="P7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elle1.C1" office:value-type="string">
            <text:p text:style-name="P7"/>
          </table:table-cell>
        </table:table-row>
        <table:table-row table:style-name="Tabelle1.1">
          <table:table-cell table:style-name="Tabelle1.A1" office:value-type="string">
            <text:p text:style-name="P2"><text:span text:style-name="T1">Ansprechpar</text:span><text:span text:style-name="T1">tner:</text:span></text:p>
            <text:p text:style-name="P3"/>
          </table:table-cell>
          <table:table-cell table:style-name="Tabelle1.A1" office:value-type="string">
            <text:p text:style-name="P7"/>
          </table:table-cell>
          <table:table-cell table:style-name="Tabelle1.C1" office:value-type="string">
            <text:p text:style-name="P7"/>
          </table:table-cell>
        </table:table-row>
        <table:table-row table:style-name="Tabelle1.1">
          <table:table-cell table:style-name="Tabelle1.A1" office:value-type="string">
            <text:p text:style-name="P2"><text:span text:style-name="T1">Kosten</text:span><text:span text:style-name="T1">:</text:span></text:p>
            <text:p text:style-name="P3"/>
          </table:table-cell>
          <table:table-cell table:style-name="Tabelle1.A1" office:value-type="string">
            <text:p text:style-name="P7"/>
          </table:table-cell>
          <table:table-cell table:style-name="Tabelle1.C1" office:value-type="string">
            <text:p text:style-name="P7"/>
          </table:table-cell>
        </table:table-row>
        <table:table-row table:style-name="Tabelle1.1">
          <table:table-cell table:style-name="Tabelle1.A1" office:value-type="string">
            <text:p text:style-name="P5">Dauer:</text:p>
            <text:p text:style-name="P3"/>
          </table:table-cell>
          <table:table-cell table:style-name="Tabelle1.A1" office:value-type="string">
            <text:p text:style-name="P7"/>
          </table:table-cell>
          <table:table-cell table:style-name="Tabelle1.C1" office:value-type="string">
            <text:p text:style-name="P7"/>
          </table:table-cell>
        </table:table-row>
        <table:table-row table:style-name="Tabelle1.1">
          <table:table-cell table:style-name="Tabelle1.A1" office:value-type="string">
            <text:p text:style-name="P2"><text:span text:style-name="T1">Geeignet für</text:span><text:span text:style-name="T1">:</text:span></text:p>
            <text:p text:style-name="P3"/>
          </table:table-cell>
          <table:table-cell table:style-name="Tabelle1.A1" office:value-type="string">
            <text:p text:style-name="P7"/>
          </table:table-cell>
          <table:table-cell table:style-name="Tabelle1.C1" office:value-type="string">
            <text:p text:style-name="P7"/>
          </table:table-cell>
        </table:table-row>
        <table:table-row table:style-name="Tabelle1.1">
          <table:table-cell table:style-name="Tabelle1.A1" office:value-type="string">
            <text:p text:style-name="P5">Anfahrt: </text:p>
            <text:p text:style-name="P3"/>
          </table:table-cell>
          <table:table-cell table:style-name="Tabelle1.A1" office:value-type="string">
            <text:p text:style-name="P7"/>
            <text:p text:style-name="P6"/>
            <text:p text:style-name="P6"/>
            <text:p text:style-name="P6"/>
          </table:table-cell>
          <table:table-cell table:style-name="Tabelle1.C1" office:value-type="string">
            <text:p text:style-name="P7"/>
          </table:table-cell>
        </table:table-row>
        <table:table-row table:style-name="Tabelle1.1">
          <table:table-cell table:style-name="Tabelle1.A1" office:value-type="string">
            <text:p text:style-name="P2"><text:span text:style-name="T1">Anmerkungen</text:span><text:span text:style-name="T1">:</text:span></text:p>
            <text:p text:style-name="P6"/>
          </table:table-cell>
          <table:table-cell table:style-name="Tabelle1.A1" office:value-type="string">
            <text:p text:style-name="P7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elle1.C1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inion" svg:font-family="Minion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style:font-name="Arial" fo:font-size="12pt" style:font-size-asian="12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3.845cm" fo:margin-right="0cm" fo:text-indent="-3.845cm" style:auto-text-indent="false" fo:keep-with-next="always"/>
      <style:text-properties style:font-name="Minion" fo:font-size="16pt" fo:font-weight="bold" style:font-size-asian="16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Textkörper_20_3" style:display-name="Textkörper 3" style:family="paragraph" style:parent-style-name="Standard">
      <style:text-properties style:font-name="Arial" fo:font-size="12pt" style:text-underline-style="solid" style:text-underline-width="auto" style:text-underline-color="font-color" style:font-size-asian="12pt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3" style:display-name="Body Text 3" style:family="paragraph" style:parent-style-name="Standard">
      <style:paragraph-properties fo:text-align="end" style:justify-single-word="false"/>
      <style:text-properties style:font-name="Arial" fo:font-size="14pt" style:text-underline-style="solid" style:text-underline-width="auto" style:text-underline-color="font-color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2z0" style:family="text">
      <style:text-properties style:font-name="Wingdings" fo:font-size="10pt" style:font-size-asian="10pt" style:font-size-complex="10pt"/>
    </style:style>
    <style:style style:name="WW8Num2z1" style:family="text">
      <style:text-properties style:font-name="Wingdings"/>
    </style:style>
    <style:style style:name="WW8Num3z0" style:family="text">
      <style:text-properties style:font-name="Arial" style:font-name-asian="Times New Roman" style:font-name-complex="Aria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fo:font-size="10pt" style:font-size-asian="10pt" style:font-size-complex="10pt"/>
    </style:style>
    <style:style style:name="WW8Num4z1" style:family="text">
      <style:text-properties style:font-name="Wingdings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6z0" style:family="text">
      <style:text-properties style:font-name="Courier New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8z0" style:family="text">
      <style:text-properties style:font-name="Wingdings" fo:font-size="10pt" style:font-size-asian="10pt" style:font-size-complex="10pt"/>
    </style:style>
    <style:style style:name="WW8Num8z1" style:family="text">
      <style:text-properties style:font-name="Courier New" fo:font-size="10pt" style:font-size-asian="10pt" style:font-name-complex="Courier New" style:font-size-complex="10pt"/>
    </style:style>
    <style:style style:name="WW8Num9z0" style:family="text">
      <style:text-properties style:font-name="Courier New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Courier New" fo:font-size="10pt" style:font-size-asian="10pt" style:font-size-complex="10pt"/>
    </style:style>
    <style:style style:name="WW8Num10z1" style:family="text">
      <style:text-properties style:font-name="Wingdings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Courier New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 fo:font-size="10pt" style:font-size-asian="10pt" style:font-size-complex="10pt"/>
    </style:style>
    <style:style style:name="WW8Num15z1" style:family="text">
      <style:text-properties style:font-name="Courier New" fo:font-size="10pt" style:font-size-asian="10pt" style:font-name-complex="Courier New" style:font-size-complex="10pt"/>
    </style:style>
    <style:style style:name="WW8Num16z0" style:family="text">
      <style:text-properties style:font-name="Courier New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Wingdings" fo:font-size="10pt" style:font-size-asian="10pt" style:font-size-complex="10pt"/>
    </style:style>
    <style:style style:name="WW8Num17z1" style:family="text">
      <style:text-properties style:font-name="Wingdings"/>
    </style:style>
    <style:style style:name="WW8Num18z0" style:family="text">
      <style:text-properties style:font-name="Wingdings" fo:font-size="10pt" style:font-size-asian="10pt" style:font-size-complex="10pt"/>
    </style:style>
    <style:style style:name="WW8Num18z1" style:family="text">
      <style:text-properties style:font-name="Wingdings"/>
    </style:style>
    <style:style style:name="WW8Num19z0" style:family="text">
      <style:text-properties style:font-name="Courier New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6" style:family="text">
      <style:text-properties style:font-name="Symbol"/>
    </style:style>
    <style:style style:name="WW8Num21z0" style:family="text">
      <style:text-properties fo:font-size="10pt" style:font-size-asian="10pt" style:font-size-complex="10pt"/>
    </style:style>
    <style:style style:name="WW8Num21z1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Courier New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4z0" style:family="text">
      <style:text-properties style:font-name="Arial" style:font-name-asian="Times New Roman" style:font-name-complex="Aria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Courier New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Courier New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Courier New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29z0" style:family="text">
      <style:text-properties style:font-name="Wingdings" fo:font-size="10pt" style:font-size-asian="10pt" style:font-size-complex="10pt"/>
    </style:style>
    <style:style style:name="WW8Num29z1" style:family="text">
      <style:text-properties style:font-name="Wingdings"/>
    </style:style>
    <style:style style:name="WW8Num30z0" style:family="text">
      <style:text-properties style:font-name="Courier New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Wingdings" fo:font-size="10pt" style:font-size-asian="10pt" style:font-size-complex="10pt"/>
    </style:style>
    <style:style style:name="WW8Num31z1" style:family="text">
      <style:text-properties style:font-name="Wingdings"/>
    </style:style>
    <style:style style:name="WW8Num32z0" style:family="text">
      <style:text-properties style:font-name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5z0" style:family="text">
      <style:text-properties style:font-name="Courier New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Wingdings" fo:font-size="10pt" style:font-size-asian="10pt" style:font-size-complex="10pt"/>
    </style:style>
    <style:style style:name="WW8Num36z1" style:family="text">
      <style:text-properties style:font-name="Wingdings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 style:font-name-complex="Courier New"/>
    </style:style>
    <style:style style:name="WW8Num38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7.641cm" fo:text-indent="-0.635cm" fo:margin-left="7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8.911cm" fo:text-indent="-0.635cm" fo:margin-left="8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0.181cm" fo:text-indent="-0.635cm" fo:margin-left="10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2z1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4z1" style:num-suffix="." text:bullet-char="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7.641cm" fo:text-indent="-0.635cm" fo:margin-left="7.641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8.911cm" fo:text-indent="-0.635cm" fo:margin-left="8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0.181cm" fo:text-indent="-0.635cm" fo:margin-left="10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7.641cm" fo:text-indent="-0.635cm" fo:margin-left="7.64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8.911cm" fo:text-indent="-0.635cm" fo:margin-left="8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81cm" fo:text-indent="-0.635cm" fo:margin-left="10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0z1" style:num-suffix="." text:bullet-char="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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013cm" fo:text-indent="-0.635cm" fo:margin-left="3.01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">
        <style:list-level-properties text:list-level-position-and-space-mode="label-alignment">
          <style:list-level-label-alignment text:label-followed-by="listtab" text:list-tab-stop-position="4.741cm" fo:text-indent="-0.635cm" fo:margin-left="4.741cm"/>
        </style:list-level-properties>
        <style:text-properties style:font-name="Wingding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8z1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7.641cm" fo:text-indent="-0.635cm" fo:margin-left="7.641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8.911cm" fo:text-indent="-0.635cm" fo:margin-left="8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81cm" fo:text-indent="-0.635cm" fo:margin-left="10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0z0" style:num-suffix="." text:bullet-char="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0z6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1z1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0.042cm" fo:text-indent="-0.635cm" fo:margin-left="0.04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312cm" fo:text-indent="-0.635cm" fo:margin-left="1.312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82cm" fo:text-indent="-0.635cm" fo:margin-left="2.582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3.852cm" fo:text-indent="-0.635cm" fo:margin-left="3.85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122cm" fo:text-indent="-0.635cm" fo:margin-left="5.12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92cm" fo:text-indent="-0.635cm" fo:margin-left="6.392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7.662cm" fo:text-indent="-0.635cm" fo:margin-left="7.66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932cm" fo:text-indent="-0.635cm" fo:margin-left="8.9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7.641cm" fo:text-indent="-0.635cm" fo:margin-left="7.641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8.911cm" fo:text-indent="-0.635cm" fo:margin-left="8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81cm" fo:text-indent="-0.635cm" fo:margin-left="10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1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7.641cm" fo:text-indent="-0.635cm" fo:margin-left="7.641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8.911cm" fo:text-indent="-0.635cm" fo:margin-left="8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181cm" fo:text-indent="-0.635cm" fo:margin-left="10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1z1" style:num-suffix="." text:bullet-char="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z1" style:num-suffix="." text:bullet-char="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0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0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7.641cm" fo:text-indent="-0.635cm" fo:margin-left="7.6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8.911cm" fo:text-indent="-0.635cm" fo:margin-left="8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0" style:num-suffix="." text:bullet-char="">
        <style:list-level-properties text:list-level-position-and-space-mode="label-alignment">
          <style:list-level-label-alignment text:label-followed-by="listtab" text:list-tab-stop-position="10.181cm" fo:text-indent="-0.635cm" fo:margin-left="10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0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0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7.641cm" fo:text-indent="-0.635cm" fo:margin-left="7.641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8.911cm" fo:text-indent="-0.635cm" fo:margin-left="8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0" style:num-suffix="." text:bullet-char="">
        <style:list-level-properties text:list-level-position-and-space-mode="label-alignment">
          <style:list-level-label-alignment text:label-followed-by="listtab" text:list-tab-stop-position="10.181cm" fo:text-indent="-0.635cm" fo:margin-left="10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Body_20_Text_20_3">
      <style:paragraph-properties fo:margin-left="8.742cm" fo:margin-right="0.249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15.753cm"/>
        </style:tab-stops>
      </style:paragraph-properties>
    </style:style>
    <style:style style:name="MP2" style:family="paragraph" style:parent-style-name="Body_20_Text_20_3">
      <style:paragraph-properties fo:margin-left="8.742cm" fo:margin-right="0cm" fo:text-align="start" style:justify-single-word="false" fo:text-indent="0cm" style:auto-text-indent="false"/>
      <style:text-properties style:text-underline-style="none"/>
    </style:style>
    <style:style style:name="MP3" style:family="paragraph" style:parent-style-name="Header">
      <style:text-properties fo:language="none" fo:country="none" style:language-asian="none" style:country-asian="none"/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style:text-underline-style="none"/>
    </style:style>
    <style:style style:name="MT2" style:family="text">
      <style:text-properties style:font-name="Arial" fo:font-size="12pt" style:font-size-asian="12pt" style:font-name-complex="Arial" style:font-size-complex="12pt"/>
    </style:style>
    <style:style style:name="Mfr1" style:family="graphic" style:parent-style-name="Graphics">
      <style:graphic-properties fo:margin-left="0.249cm" fo:margin-right="0.249cm" style:wrap="dynamic" style:number-wrapped-paragraphs="no-limit" style:wrap-contour="false" style:vertical-pos="from-top" style:vertical-rel="paragraph" style:horizontal-pos="from-left" style:horizontal-rel="pag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successive"/>
    </style:style>
    <style:style style:name="Mgr1" style:family="graphic">
      <style:graphic-properties draw:stroke="solid" svg:stroke-width="0.035cm" svg:stroke-color="#ff66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1.27cm" fo:margin-bottom="1.27cm" fo:margin-left="2.501cm" fo:margin-right="2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cm" fo:margin-left="2.501cm" fo:margin-right="2.24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2.674cm" svg:y="0.002cm" svg:width="3.528cm" svg:height="2.381cm" draw:z-index="0"><draw:image xlink:href="Pictures/10000201000000C800000087440CB5A7.png" xlink:type="simple" xlink:show="embed" xlink:actuate="onLoad"/></draw:frame><text:span text:style-name="MT1">Elternbeirat</text:span> <text:s text:c="56"/><text:span text:style-name="MT1"><text:s text:c="22"/><text:line-break/>des</text:span></text:p>
        <text:p text:style-name="MP2">Willibald-Gluck-Gymnasiums<text:line-break/>Neumarkt i. d. OPf.</text:p>
        <text:p text:style-name="MP3"><draw:line text:anchor-type="char" draw:z-index="1" draw:style-name="Mgr1" draw:text-style-name="MP4" svg:x1="-0.139cm" svg:y1="0.212cm" svg:x2="16.061cm" svg:y2="0.212cm"><text:p/></draw:line></text:p>
      </style:header>
      <style:footer>
        <text:p text:style-name="Footer"><draw:line text:anchor-type="char" draw:z-index="2" draw:style-name="Mgr1" draw:text-style-name="MP4" svg:x1="-0.139cm" svg:y1="0cm" svg:x2="16.061cm" svg:y2="0cm"><text:p/></draw:line><text:span text:style-name="MT2">Elternbeirat </text:span><text:span text:style-name="MT2">WGG<text:tab/> <text:s/><text:tab/>Vorschläge für Wandertag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OP	</dc:title>
    <meta:initial-creator>Deutsche Post AG</meta:initial-creator>
    <meta:creation-date>2009-06-04T18:50:00</meta:creation-date>
    <dc:date>2009-06-23T08:55:50.12</dc:date>
    <meta:print-date>2008-11-09T14:51:00</meta:print-date>
    <meta:editing-cycles>3</meta:editing-cycles>
    <meta:editing-duration>PT52113H31M44S</meta:editing-duration>
    <meta:document-statistic meta:table-count="1" meta:image-count="1" meta:object-count="0" meta:page-count="1" meta:paragraph-count="13" meta:word-count="23" meta:character-count="283"/>
    <meta:generator>OpenOffice.org/3.1$Win32 OpenOffice.org_project/310m11$Build-9399</meta:generator>
    <meta:user-defined meta:name="_AdHocReviewCycleID" meta:value-type="float">-1847818535</meta:user-defined>
    <meta:user-defined meta:name="_AuthorEmail">H.Rupprecht@DeutschePost.de</meta:user-defined>
    <meta:user-defined meta:name="_AuthorEmailDisplayName">Rupprecht,H.,SNL Fil 420,BN</meta:user-defined>
    <meta:user-defined meta:name="_EmailSubject"/>
    <meta:user-defined meta:name="_PreviousAdHocReviewCycleID" meta:value-type="float">1121489660</meta:user-defined>
    <meta:user-defined meta:name="_ReviewingToolsShownOnce"/>
  </office:meta>
</office:document-meta>
</file>